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611cm" style:rel-column-width="13918*"/>
    </style:style>
    <style:style style:name="Tabella2.B" style:family="table-column">
      <style:table-column-properties style:column-width="9.686cm" style:rel-column-width="37336*"/>
    </style:style>
    <style:style style:name="Tabella2.C" style:family="table-column">
      <style:table-column-properties style:column-width="3.704cm" style:rel-column-width="14281*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.2" style:family="table-row">
      <style:table-row-properties style:min-row-height="1.603cm"/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11" style:family="table-row">
      <style:table-row-properties style:min-row-height="0.769cm"/>
    </style:style>
    <style:style style:name="P1" style:family="paragraph" style:parent-style-name="Heading_20_1">
      <style:text-properties style:font-name="DejaVu Sans Mono" fo:font-size="12pt" fo:font-weight="normal" officeooo:paragraph-rsid="001568aa" style:font-size-asian="12pt" style:font-weight-asian="normal" style:font-size-complex="12pt" style:font-weight-complex="normal"/>
    </style:style>
    <style:style style:name="P2" style:family="paragraph" style:parent-style-name="Heading_20_1">
      <style:text-properties officeooo:paragraph-rsid="001568aa"/>
    </style:style>
    <style:style style:name="P3" style:family="paragraph" style:parent-style-name="Standard">
      <style:text-properties officeooo:rsid="00031674" officeooo:paragraph-rsid="001568aa"/>
    </style:style>
    <style:style style:name="P4" style:family="paragraph" style:parent-style-name="Standard">
      <style:text-properties officeooo:paragraph-rsid="001568aa"/>
    </style:style>
    <style:style style:name="P5" style:family="paragraph" style:parent-style-name="Table_20_Contents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paragraph-rsid="001568aa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073a0f" officeooo:paragraph-rsid="00073a0f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DejaVu Sans Mono" fo:font-size="12pt" fo:font-weight="normal" officeooo:rsid="00073a0f" officeooo:paragraph-rsid="001568aa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DejaVu Sans Mono" fo:font-size="12pt" fo:font-weight="normal" officeooo:rsid="00073a0f" officeooo:paragraph-rsid="00073a0f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DejaVu Sans Mono" fo:font-size="12pt" fo:font-weight="normal" officeooo:paragraph-rsid="001568a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DejaVu Sans Mono" fo:font-size="12pt" fo:font-weight="normal" officeooo:rsid="0017f89e" officeooo:paragraph-rsid="0016508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DejaVu Sans Mono" fo:font-size="12pt" fo:font-weight="normal" officeooo:rsid="000f4c57" officeooo:paragraph-rsid="000f4c57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0f5fb2" officeooo:paragraph-rsid="000f5fb2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DejaVu Sans Mono" fo:font-size="12pt" fo:font-weight="normal" officeooo:rsid="001447cc" officeooo:paragraph-rsid="001447cc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1447cc" officeooo:paragraph-rsid="001447cc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DejaVu Sans Mono" fo:font-size="12pt" fo:font-weight="normal" officeooo:rsid="00123bb6" officeooo:paragraph-rsid="00123bb6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DejaVu Sans Mono" fo:font-size="12pt" fo:font-weight="normal" officeooo:rsid="000e877b" officeooo:paragraph-rsid="000e877b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DejaVu Sans Mono" fo:font-size="12pt" fo:font-weight="normal" officeooo:rsid="0025ee60" officeooo:paragraph-rsid="0025ee60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25ee60" officeooo:paragraph-rsid="0025ee60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DejaVu Sans Mono" fo:font-size="12pt" officeooo:paragraph-rsid="001568aa" style:font-size-asian="12pt" style:font-size-complex="12pt"/>
    </style:style>
    <style:style style:name="P21" style:family="paragraph" style:parent-style-name="Table_20_Contents">
      <style:paragraph-properties fo:text-align="end" style:justify-single-word="false"/>
      <style:text-properties fo:font-variant="normal" fo:text-transform="none" fo:color="#000000" style:font-name="DejaVu Sans Mono" fo:font-size="12pt" fo:letter-spacing="normal" fo:font-style="normal" fo:font-weight="normal" officeooo:paragraph-rsid="001568aa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officeooo:paragraph-rsid="001568aa"/>
    </style:style>
    <style:style style:name="P24" style:family="paragraph" style:parent-style-name="Text_20_body">
      <style:text-properties officeooo:rsid="001862da" officeooo:paragraph-rsid="001568aa"/>
    </style:style>
    <style:style style:name="P25" style:family="paragraph" style:parent-style-name="Text_20_body">
      <style:text-properties officeooo:rsid="001f77d6" officeooo:paragraph-rsid="001f77d6"/>
    </style:style>
    <style:style style:name="P26" style:family="paragraph" style:parent-style-name="Standard" style:list-style-name="">
      <style:text-properties officeooo:paragraph-rsid="001568aa"/>
    </style:style>
    <style:style style:name="P27" style:family="paragraph" style:parent-style-name="Table_20_Contents">
      <style:text-properties style:font-name="DejaVu Sans Mono" fo:font-size="12pt" fo:font-weight="normal" officeooo:rsid="00073a0f" officeooo:paragraph-rsid="00073a0f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073a0f" officeooo:paragraph-rsid="00073a0f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DejaVu Sans Mono" fo:font-size="12pt" fo:font-weight="normal" officeooo:rsid="00123bb6" officeooo:paragraph-rsid="00123bb6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DejaVu Sans Mono" fo:font-size="12pt" fo:font-weight="normal" officeooo:rsid="00123bb6" officeooo:paragraph-rsid="001ad589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DejaVu Sans Mono" fo:font-size="12pt" fo:font-weight="normal" officeooo:rsid="001ad589" officeooo:paragraph-rsid="001ad589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DejaVu Sans Mono" fo:font-size="12pt" fo:font-weight="normal" officeooo:rsid="001bbd6e" officeooo:paragraph-rsid="001bbd6e" style:font-size-asian="12pt" style:font-weight-asian="normal" style:font-size-complex="12pt" style:font-weight-complex="normal"/>
    </style:style>
    <style:style style:name="T1" style:family="text">
      <style:text-properties officeooo:rsid="000e877b"/>
    </style:style>
    <style:style style:name="T2" style:family="text">
      <style:text-properties style:font-name="Liberation Serif" fo:font-size="24pt" fo:font-weight="bold" officeooo:rsid="001568aa" style:font-name-asian="NSimSun" style:font-size-asian="24pt" style:font-weight-asian="bold" style:font-name-complex="Lucida Sans" style:font-size-complex="24pt" style:font-weight-complex="bold"/>
    </style:style>
    <style:style style:name="T3" style:family="tex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 Mono" fo:font-size="12pt" fo:font-weight="normal" officeooo:rsid="0016508b" style:font-size-asian="12pt" style:font-weight-asian="normal" style:font-size-complex="12pt" style:font-weight-complex="normal"/>
    </style:style>
    <style:style style:name="T5" style:family="text">
      <style:text-properties style:font-name="DejaVu Sans Mono" fo:font-size="12pt" fo:font-weight="normal" officeooo:rsid="000e877b" style:font-size-asian="12pt" style:font-weight-asian="normal" style:font-size-complex="12pt" style:font-weight-complex="normal"/>
    </style:style>
    <style:style style:name="T6" style:family="text">
      <style:text-properties officeooo:rsid="0012776b"/>
    </style:style>
    <style:style style:name="T7" style:family="text">
      <style:text-properties officeooo:rsid="001e7387"/>
    </style:style>
    <style:style style:name="T8" style:family="text">
      <style:text-properties officeooo:rsid="00221cb5"/>
    </style:style>
    <style:style style:name="T9" style:family="text">
      <style:text-properties officeooo:rsid="002389d6"/>
    </style:style>
    <style:style style:name="T10" style:family="text">
      <style:text-properties officeooo:rsid="0027ac01"/>
    </style:style>
    <style:style style:name="T11" style:family="text">
      <style:text-properties officeooo:rsid="001ad589"/>
    </style:style>
    <style:style style:name="T12" style:family="text">
      <style:text-properties officeooo:rsid="001bbd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BOM to realize the prototype <text:span text:style-name="T1">V1.0 of</text:span> transponder <text:span text:style-name="T2">lopy4</text:span></text:h>
      <text:p text:style-name="P24">Last update: 2019/08/10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7">Element</text:p>
          </table:table-cell>
          <table:table-cell table:style-name="Tabella2.A1" office:value-type="string">
            <text:p text:style-name="P17">Ref.</text:p>
          </table:table-cell>
          <table:table-cell table:style-name="Tabella2.C1" office:value-type="string">
            <text:p text:style-name="P22"><text:span text:style-name="T5">Price</text:span><text:span text:style-name="T3"> Euro</text:span></text:p>
          </table:table-cell>
        </table:table-row>
        <table:table-row table:style-name="Tabella2.2">
          <table:table-cell table:style-name="Tabella2.A2" office:value-type="string">
            <text:h text:style-name="P1" text:outline-level="1">LoPy4</text:h>
          </table:table-cell>
          <table:table-cell table:style-name="Tabella2.A2" office:value-type="string">
            <text:p text:style-name="P10"><text:a xlink:type="simple" xlink:href="https://pycom.io/product/lopy4/" text:style-name="Internet_20_link" text:visited-style-name="Visited_20_Internet_20_Link">https://pycom.io/product/lopy4/</text:a></text:p>
            <text:p text:style-name="P10"/>
          </table:table-cell>
          <table:table-cell table:style-name="Tabella2.C2" office:value-type="string">
            <text:p text:style-name="P21">34,95</text:p>
          </table:table-cell>
        </table:table-row>
        <table:table-row>
          <table:table-cell table:style-name="Tabella2.A2" office:value-type="string">
            <text:h text:style-name="P26" text:outline-level="1">LoRa (868MHz/915MHz) &amp; Sigfox Antenna Kit</text:h>
            <text:p text:style-name="P4"/>
            <text:p text:style-name="P20"/>
          </table:table-cell>
          <table:table-cell table:style-name="Tabella2.A2" office:value-type="string">
            <text:p text:style-name="P10"><text:a xlink:type="simple" xlink:href="https://pycom.io/product/lora-868mhz-915mhz-sigfox-antenna-kit/" text:style-name="Internet_20_link" text:visited-style-name="Visited_20_Internet_20_Link">https://pycom.io/product/lora-868mhz-915mhz-sigfox-antenna-kit/</text:a></text:p>
            <text:p text:style-name="P10"/>
          </table:table-cell>
          <table:table-cell table:style-name="Tabella2.C2" office:value-type="string">
            <text:p text:style-name="P6">9,00</text:p>
          </table:table-cell>
        </table:table-row>
        <table:table-row>
          <table:table-cell table:style-name="Tabella2.A2" office:value-type="string">
            <text:h text:style-name="P1" text:outline-level="1"><text:bookmark text:name="productTitle1"/><text:bookmark text:name="title1"/>RXB6 433Mhz</text:h>
            <text:p text:style-name="P10"/>
          </table:table-cell>
          <table:table-cell table:style-name="Tabella2.A2" office:value-type="string">
            <text:p text:style-name="P10"><text:a xlink:type="simple" xlink:href="https://www.amazon.it/DollaTek-receptor-inalámbrico-Superheterodyne-Arduino/dp/B07DK6VF3W/ref=sr_1_cc_2?s=aps&amp;ie=UTF8&amp;qid=1551871715&amp;sr=1-2-catcorr&amp;keywords=rxb6" text:style-name="Internet_20_link" text:visited-style-name="Visited_20_Internet_20_Link">https://www.amazon.it/DollaTek-receptor-inal%C3%A1mbrico-Superheterodyne-Arduino/dp/B07DK6VF3W/ref=sr_1_cc_2?s=aps&amp;ie=UTF8&amp;qid=1551871715&amp;sr=1-2-catcorr&amp;keywords=rxb6</text:a></text:p>
            <text:p text:style-name="P11">2,60 / each</text:p>
          </table:table-cell>
          <table:table-cell table:style-name="Tabella2.C2" office:value-type="string">
            <text:p text:style-name="P23"><text:span text:style-name="T3">2,</text:span><text:span text:style-name="T4">60</text:span></text:p>
          </table:table-cell>
        </table:table-row>
        <table:table-row>
          <table:table-cell table:style-name="Tabella2.A2" office:value-type="string">
            <text:p text:style-name="P10">Grove-Barometer_Sensor-BMP180</text:p>
          </table:table-cell>
          <table:table-cell table:style-name="Tabella2.A2" office:value-type="string">
            <text:p text:style-name="P10"><text:a xlink:type="simple" xlink:href="http://wiki.seeedstudio.com/Grove-Barometer_Sensor-BMP180/" text:style-name="Internet_20_link" text:visited-style-name="Visited_20_Internet_20_Link">http://wiki.seeedstudio.com/Grove-Barometer_Sensor-BMP180/</text:a></text:p>
            <text:p text:style-name="P10"/>
          </table:table-cell>
          <table:table-cell table:style-name="Tabella2.C2" office:value-type="string">
            <text:p text:style-name="P6">5,22</text:p>
          </table:table-cell>
        </table:table-row>
        <table:table-row>
          <table:table-cell table:style-name="Tabella2.A2" office:value-type="string">
            <text:p text:style-name="P18">Resistors for voltage monitor circuit </text:p>
          </table:table-cell>
          <table:table-cell table:style-name="Tabella2.A2" office:value-type="string">
            <text:p text:style-name="P5">if you can find it, use 1% accuracy.</text:p>
            <text:p text:style-name="P5">To monitor the voltage of a 3.7V LiPo battery, use R2 = 3.3R1</text:p>
            <text:p text:style-name="P5">If R1 = 1MOhm, R2 = 3.3MOhm</text:p>
          </table:table-cell>
          <table:table-cell table:style-name="Tabella2.C2" office:value-type="string">
            <text:p text:style-name="P19">0,20</text:p>
          </table:table-cell>
        </table:table-row>
        <table:table-row>
          <table:table-cell table:style-name="Tabella2.A2" office:value-type="string">
            <text:p text:style-name="P12">Breadboard</text:p>
          </table:table-cell>
          <table:table-cell table:style-name="Tabella2.A2" office:value-type="string">
            <text:p text:style-name="P5"><text:a xlink:type="simple" xlink:href="https://www.amazon.com/BB400-Solderless-Plug-BreadBoard-tie-points/dp/B0040Z1ERO" text:style-name="Internet_20_link" text:visited-style-name="Visited_20_Internet_20_Link">https://www.amazon.com/BB400-Solderless-Plug-BreadBoard-tie-points/dp/B0040Z1ERO</text:a></text:p>
            <text:p text:style-name="P5">BB400 Solderless Plug-in BreadBoard, 400 tie-Points, 4 Power Rails, (84 x 55 x 9mm)</text:p>
          </table:table-cell>
          <table:table-cell table:style-name="Tabella2.C2" office:value-type="string">
            <text:p text:style-name="P13">5,40</text:p>
          </table:table-cell>
        </table:table-row>
        <table:table-row>
          <table:table-cell table:style-name="Tabella2.A2" office:value-type="string">
            <text:p text:style-name="P14">Breadboard Jumper Wires</text:p>
          </table:table-cell>
          <table:table-cell table:style-name="Tabella2.A2" office:value-type="string">
            <text:p text:style-name="P16"><text:a xlink:type="simple" xlink:href="https://www.amazon.com/Breadboard-Jumper-Wire-75pcs-pack/dp/B0040DEI9M" text:style-name="Internet_20_link" text:visited-style-name="Visited_20_Internet_20_Link">https://www.amazon.com/Breadboard-Jumper-Wire-75pcs-pack/dp/B0040DEI9M</text:a></text:p>
            <text:p text:style-name="P16"/>
          </table:table-cell>
          <table:table-cell table:style-name="Tabella2.C2" office:value-type="string">
            <text:p text:style-name="P15">5,90</text:p>
          </table:table-cell>
        </table:table-row>
        <table:table-row>
          <table:table-cell table:style-name="Tabella2.A2" office:value-type="string">
            <text:p text:style-name="P31">3.7V LiPo battery</text:p>
          </table:table-cell>
          <table:table-cell table:style-name="Tabella2.A2" office:value-type="string">
            <text:p text:style-name="P30"><text:span text:style-name="T11">Example:</text:span></text:p>
            <text:p text:style-name="P16"><text:a xlink:type="simple" xlink:href="https://www.adafruit.com/product/2011" text:style-name="Internet_20_link" text:visited-style-name="Visited_20_Internet_20_Link">https://www.adafruit.com/product/2011</text:a> </text:p>
            <text:p text:style-name="P16">Lithium Ion Battery - 3.7v 2000mAh</text:p>
          </table:table-cell>
          <table:table-cell table:style-name="Tabella2.C2" office:value-type="string">
            <text:p text:style-name="P32">11,37</text:p>
          </table:table-cell>
        </table:table-row>
        <table:table-row>
          <table:table-cell table:style-name="Tabella2.A2" office:value-type="string">
            <text:p text:style-name="P9">waterproof container for the system, including <text:soft-page-break/>batteries.</text:p>
          </table:table-cell>
          <table:table-cell table:style-name="Tabella2.A2" office:value-type="string">
            <text:p text:style-name="P16">Example:</text:p>
            <text:p text:style-name="P16"><text:a xlink:type="simple" xlink:href="https://www.amazon.com/LeMotech-Dustproof-Waterproof-Electrical-200mmx155mmx80mm/dp/B075DKNQSM/ref=sr_1_4?keywords=electric+box&amp;qid=1567328680&amp;s=gateway&amp;sr=8-4" text:style-name="Internet_20_link" text:visited-style-name="Visited_20_Internet_20_Link">https://www.amazon.com/LeMotech-Dustproof-Waterproof-Electrical-200mmx155mmx80mm/dp/B075DKNQSM/</text:a><text:soft-page-break/><text:a xlink:type="simple" xlink:href="https://www.amazon.com/LeMotech-Dustproof-Waterproof-Electrical-200mmx155mmx80mm/dp/B075DKNQSM/ref=sr_1_4?keywords=electric+box&amp;qid=1567328680&amp;s=gateway&amp;sr=8-4" text:style-name="Internet_20_link" text:visited-style-name="Visited_20_Internet_20_Link">ref=sr_1_4?keywords=electric+box&amp;qid=1567328680&amp;s=gateway&amp;sr=8-4</text:a></text:p>
          </table:table-cell>
          <table:table-cell table:style-name="Tabella2.C2" office:value-type="string">
            <text:p text:style-name="P7"><text:span text:style-name="T6">12</text:span>,00</text:p>
          </table:table-cell>
        </table:table-row>
        <table:table-row table:style-name="Tabella2.11">
          <table:table-cell table:style-name="Tabella2.A2" office:value-type="string">
            <text:p text:style-name="P8">Total</text:p>
          </table:table-cell>
          <table:table-cell table:style-name="Tabella2.A2" office:value-type="string">
            <text:p text:style-name="P10"/>
          </table:table-cell>
          <table:table-cell table:style-name="Tabella2.C2" office:value-type="string">
            <text:p text:style-name="P6">86,44</text:p>
          </table:table-cell>
        </table:table-row>
      </table:table>
      <text:p text:style-name="P3"/>
      <text:p text:style-name="P3"/>
      <text:h text:style-name="Heading_20_1" text:outline-level="1"><text:span text:style-name="T7">A</text:span>ccessories used for <text:span text:style-name="T8">firmware </text:span>development and <text:span text:style-name="T8">device </text:span>program <text:span text:style-name="T8">with Arduino tools</text:span></text:h>
      <text:p text:style-name="Text_20_body"/>
      <text:p text:style-name="Text_20_body">USB to TTL RS232 3.3V Serial Download Cable Adapter.</text:p>
      <text:p text:style-name="P25">Example:</text:p>
      <text:p text:style-name="Text_20_body"><text:a xlink:type="simple" xlink:href="https://www.amazon.com/Aideepen-Download-Original-Raspberry-Independent/dp/B07FVHNF31" text:style-name="Internet_20_link" text:visited-style-name="Visited_20_Internet_20_Link">https://www.amazon.com/Aideepen-Download-Original-Raspberry-Independent/dp/B07FVHNF31</text:a></text:p>
      <text:p text:style-name="Text_20_body">Price:<text:tab/>10 <text:span text:style-name="T9">Euro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 Mono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Mono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 Mono" fo:font-family="'DejaVu Sans Mono'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DejaVu Sans Mono" fo:font-family="'DejaVu Sans Mono'" style:font-family-generic="modern" style:font-pitch="fixed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 Mono" fo:font-family="'DejaVu Sans Mono'" style:font-family-generic="modern" style:font-pitch="fixed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Mono" fo:font-family="'DejaVu Sans Mono'" style:font-family-generic="modern" style:font-pitch="fixed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1T11:17:28.458000000</meta:creation-date>
    <dc:date>2019-09-01T12:08:19.012000000</dc:date>
    <meta:editing-duration>PT49M10S</meta:editing-duration>
    <meta:editing-cycles>21</meta:editing-cycles>
    <meta:generator>LibreOffice/6.3.0.4$Windows_X86_64 LibreOffice_project/057fc023c990d676a43019934386b85b21a9ee99</meta:generator>
    <meta:document-statistic meta:table-count="1" meta:image-count="0" meta:object-count="0" meta:page-count="2" meta:paragraph-count="46" meta:word-count="142" meta:character-count="1549" meta:non-whitespace-character-count="1451"/>
  </office:meta>
</office:document-meta>
</file>